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Wrapper.setDay( String 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getComb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setCombined( String full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Wrapper.DateWrapper( String day , String month , String 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Wrapper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setYear( String 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Wrapper.getSpl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Wrapper.setMonth( String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